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WorldTest.testNest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lloWorldTest.testWith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loWorldTest.testNeste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Test.HelloWorldTe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Test.te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Test.tes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